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1f0" officeooo:paragraph-rsid="00146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0:19.500755030</meta:creation-date>
    <dc:date>2018-09-22T13:00:41.649877447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3.2$Linux_X86_64 LibreOffice_project/00m0$Build-2</meta:generator>
  </office:meta>
</office:document-meta>
</file>